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f47" officeooo:paragraph-rsid="0002ff47"/>
    </style:style>
    <style:style style:name="P2" style:family="paragraph" style:parent-style-name="Standard">
      <style:text-properties officeooo:rsid="00041d4d" officeooo:paragraph-rsid="00041d4d"/>
    </style:style>
    <style:style style:name="P3" style:family="paragraph" style:parent-style-name="Standard">
      <style:text-properties fo:font-weight="bold" officeooo:rsid="0002ff47" officeooo:paragraph-rsid="0002ff47" style:font-weight-asian="bold" style:font-weight-complex="bold"/>
    </style:style>
    <style:style style:name="P4" style:family="paragraph" style:parent-style-name="Standard">
      <style:text-properties fo:font-weight="bold" officeooo:rsid="0004f433" officeooo:paragraph-rsid="0004f433" style:font-weight-asian="bold" style:font-weight-complex="bold"/>
    </style:style>
    <style:style style:name="P5" style:family="paragraph" style:parent-style-name="Standard">
      <style:text-properties fo:font-weight="bold" officeooo:rsid="0007e486" officeooo:paragraph-rsid="0007e486" style:font-weight-asian="bold" style:font-weight-complex="bold"/>
    </style:style>
    <style:style style:name="P6" style:family="paragraph" style:parent-style-name="Standard">
      <style:text-properties officeooo:rsid="0002ff47" officeooo:paragraph-rsid="0002ff47" fo:background-color="#ffff00"/>
    </style:style>
    <style:style style:name="P7" style:family="paragraph" style:parent-style-name="Preformatted_20_Text">
      <style:text-properties officeooo:rsid="0004f433" officeooo:paragraph-rsid="0004f433"/>
    </style:style>
    <style:style style:name="P8" style:family="paragraph" style:parent-style-name="Preformatted_20_Text">
      <style:text-properties officeooo:rsid="0004f433" officeooo:paragraph-rsid="000907ea"/>
    </style:style>
    <style:style style:name="P9" style:family="paragraph" style:parent-style-name="Text_20_body" style:list-style-name="L1"/>
    <style:style style:name="T1" style:family="text">
      <style:text-properties fo:background-color="#ffff00" loext:char-shading-value="0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fo:background-color="#ffff00" loext:char-shading-value="0" loext:padding="0in" loext:border="none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 officeooo:rsid="0005b4b0" fo:background-color="#ffff00" loext:char-shading-value="0" loext:padding="0in" loext:border="none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 officeooo:rsid="000907ea" fo:background-color="#ffff00" loext:char-shading-value="0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w to generate gif:</text:p>
      <text:p text:style-name="P1"/>
      <text:p text:style-name="P2">Step1: To make GIF in Linux, you need to install ImageMagick.</text:p>
      <text:p text:style-name="P6">sudo apt-get install imagemagick</text:p>
      <text:p text:style-name="P1"/>
      <text:p text:style-name="P2">Step2: In the directory with images, click the right mouse button and open the Terminal. Then, run the command: <text:span text:style-name="T1">convert -delay 100 -loop 0 *.jpeg animatedGIF.gif</text:span></text:p>
      <text:p text:style-name="P2">where delay specifies the time in milliseconds how fast the animation will change a frame, and loop indicates how many loops to run. When you choose 0, it will run infinitely.</text:p>
      <text:p text:style-name="P2"/>
      <text:p text:style-name="P2"/>
      <text:p text:style-name="P2"/>
      <text:p text:style-name="P4">To compile:</text:p>
      <text:p text:style-name="P5">Go to “/jemdoc_files” and then run</text:p>
      <text:p text:style-name="P7"><text:span text:style-name="Source_20_Text"><text:span text:style-name="T2">python <text:s text:c="3"/>../jemdoc <text:s text:c="3"/>-c <text:s text:c="3"/>mysite.conf <text:s text:c="3"/>-</text:span></text:span><text:span text:style-name="Source_20_Text"><text:span text:style-name="T3">o <text:s text:c="3"/>../ </text:span></text:span><text:span text:style-name="Source_20_Text"><text:span text:style-name="T2">*.jemdoc</text:span></text:span></text:p>
      <text:p text:style-name="P7"><text:span text:style-name="Source_20_Text"><text:span text:style-name="T2"/></text:span></text:p>
      <text:p text:style-name="P8"><text:span text:style-name="Source_20_Text"><text:span text:style-name="T4">To Set Github once and for all</text:span></text:span></text:p>
      <text:p text:style-name="Text_20_body"><text:line-break/>Run <text:span text:style-name="Source_20_Text">nano ~/.git-credentials</text:span>. Remove the GitHub line and save it.</text:p>
      <text:list xml:id="list205498158" text:style-name="L1">
        <text:list-item>
          <text:p text:style-name="P9"><text:span text:style-name="Source_20_Text">git config --global credential.helper store</text:span></text:p>
          <text:p text:style-name="P9">Risky as physically the token is saved in file <text:span text:style-name="Source_20_Text">~/.git-credentials</text:span></text:p>
        </text:list-item>
        <text:list-item>
          <text:p text:style-name="P9">Run <text:span text:style-name="Source_20_Text">git pull</text:span> and provide the username and password only once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00:55:32.959190764</meta:creation-date>
    <dc:date>2022-04-27T14:24:20.974460586</dc:date>
    <meta:editing-duration>PT25M43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38" meta:character-count="822" meta:non-whitespace-character-count="685"/>
  </office:meta>
</office:document-meta>
</file>